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ffffff" loext:opacity="100%" style:font-name="Courier 10 Pitch" fo:font-size="15pt" fo:letter-spacing="normal" fo:font-style="normal" fo:font-weight="normal" officeooo:rsid="001f0c4b" officeooo:paragraph-rsid="001f0c4b" fo:background-color="transparent" style:font-size-asian="13.1000003814697pt" style:font-size-complex="15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5e5e5e" loext:opacity="100%" style:font-name="Courier 10 Pitch" fo:font-size="13pt" fo:letter-spacing="normal" fo:font-style="normal" fo:font-weight="normal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5e5e5e" loext:opacity="100%" style:font-name="Courier 10 Pitch" fo:font-size="13pt" fo:letter-spacing="normal" fo:font-style="normal" fo:font-weight="normal" style:font-name-asian="NSimSun" style:font-size-asian="13pt" style:font-name-complex="Liberation Mono" style:font-size-complex="13pt"/>
    </style:style>
    <style:style style:name="P4" style:family="paragraph" style:parent-style-name="Text_20_body">
      <style:paragraph-properties fo:margin-left="0cm" fo:margin-right="0cm" fo:line-height="160%" fo:text-indent="0cm" style:auto-text-indent="false"/>
      <style:text-properties fo:color="#5e5e5e" loext:opacity="100%" style:font-name="Courier 10 Pitch" fo:font-size="13pt" style:font-name-asian="NSimSun" style:font-size-asian="13pt" style:font-name-complex="Liberation Mono" style:font-size-complex="13pt"/>
    </style:style>
    <style:style style:name="T1" style:family="text">
      <style:text-properties officeooo:rsid="0020c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DHCP en un router</text:p>
      <text:p text:style-name="P2"/>
      <text:p text:style-name="P2">Router(config)#hostname RT_A</text:p>
      <text:p text:style-name="P2">RT_A(config)#ip dhcp excluded-addres 192.168.1.1 192.168.1.10</text:p>
      <text:p text:style-name="P2">RT_A(config)#ip dhcp pool DHCP_LAN</text:p>
      <text:p text:style-name="P2">RT_A(dhcp-config)#network 192.168.1.0 255.255.255.0</text:p>
      <text:p text:style-name="P2">RT_A(dhcp-config)#default-router 192.168.1.1</text:p>
      <text:p text:style-name="P2">RT_A(dhcp-config)#dns-server 8.8.8.8</text:p>
      <text:p text:style-name="P3">RT_A#<text:span text:style-name="T1">end</text:span></text:p>
      <text:p text:style-name="P3">RT_A#show ip dhcp pool 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13:46:40.154665900</meta:creation-date>
    <dc:date>2025-03-12T13:55:50.701459100</dc:date>
    <meta:editing-duration>PT8M22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9" meta:word-count="28" meta:character-count="313" meta:non-whitespace-character-count="293"/>
  </office:meta>
</office:document-meta>
</file>